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9000003AAFE718C9E724EC60C.png" manifest:media-type="image/png"/>
  <manifest:file-entry manifest:full-path="Pictures/1000020100000679000003AA2648485E586075AA.png" manifest:media-type="image/png"/>
  <manifest:file-entry manifest:full-path="Pictures/1000020100000679000003AA50E11B94F46F0ED3.png" manifest:media-type="image/png"/>
  <manifest:file-entry manifest:full-path="Pictures/1000020100000679000003AA45A985639F489640.png" manifest:media-type="image/png"/>
  <manifest:file-entry manifest:full-path="Pictures/1000020100000679000003AACCCC46F6374A9631.png" manifest:media-type="image/png"/>
  <manifest:file-entry manifest:full-path="Pictures/1000020100000679000003AAB13FA45C9BD55D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335in, 1.5409in, 0.5465in, 1.35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583in, 1.5547in, 0.5693in, 1.21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362in, 1.5638in, 0.5772in, 1.005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701in, 1.5445in, 0.5638in, 1.601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665in, 1.5638in, 0.5516in, 1.396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8437in, 1.5264in, 0.5972in, 1.50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39in" svg:y="-0.0681in" svg:width="11.5429in" svg:height="6.7543in" draw:z-index="0"><draw:image xlink:href="Pictures/1000020100000679000003AA50E11B94F46F0ED3.png" xlink:type="simple" xlink:show="embed" xlink:actuate="onLoad"/></draw:frame></text:p>
      <text:p text:style-name="Standard"><draw:frame draw:style-name="fr2" draw:name="Image2" text:anchor-type="paragraph" svg:x="-0.6547in" svg:y="-0.1256in" svg:width="11.3417in" svg:height="6.5327in" draw:z-index="1"><draw:image xlink:href="Pictures/1000020100000679000003AA45A985639F489640.png" xlink:type="simple" xlink:show="embed" xlink:actuate="onLoad"/></draw:frame><text:soft-page-break/></text:p>
      <text:p text:style-name="Standard"><draw:frame draw:style-name="fr3" draw:name="Image3" text:anchor-type="paragraph" svg:x="-0.511in" svg:y="0.1591in" svg:width="11.1862in" svg:height="6.3654in" draw:z-index="2"><draw:image xlink:href="Pictures/1000020100000679000003AACCCC46F6374A9631.png" xlink:type="simple" xlink:show="embed" xlink:actuate="onLoad"/></draw:frame><text:soft-page-break/></text:p>
      <text:p text:style-name="Standard"><draw:frame draw:style-name="fr4" draw:name="Image4" text:anchor-type="paragraph" svg:x="-0.528in" svg:y="0.1028in" svg:width="10.9965in" svg:height="6.5083in" draw:z-index="3"><draw:image xlink:href="Pictures/1000020100000679000003AAB13FA45C9BD55D03.png" xlink:type="simple" xlink:show="embed" xlink:actuate="onLoad"/></draw:frame><text:soft-page-break/></text:p>
      <text:p text:style-name="Standard"><draw:frame draw:style-name="fr5" draw:name="Image5" text:anchor-type="paragraph" svg:x="-0.2665in" svg:y="0.2047in" svg:width="10.5972in" svg:height="6.1992in" draw:z-index="4"><draw:image xlink:href="Pictures/1000020100000679000003AA2648485E586075AA.png" xlink:type="simple" xlink:show="embed" xlink:actuate="onLoad"/></draw:frame><text:soft-page-break/></text:p>
      <text:p text:style-name="Standard"/>
      <text:p text:style-name="Standard"><draw:frame draw:style-name="fr6" draw:name="Image6" text:anchor-type="paragraph" svg:x="-0.3807in" svg:y="0.2272in" svg:width="10.8138in" svg:height="6.3425in" draw:z-index="5"><draw:image xlink:href="Pictures/1000020100000679000003AAFE718C9E724EC60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6:17:18.379093190</meta:creation-date>
    <dc:date>2019-12-03T16:26:24.941054873</dc:date>
    <meta:editing-duration>PT9M7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  <meta:generator>LibreOffice/5.1.6.2$Linux_X86_64 LibreOffice_project/10m0$Build-2</meta:generator>
  </office:meta>
</office:document-meta>
</file>